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f79" officeooo:paragraph-rsid="001aef79"/>
    </style:style>
    <style:style style:name="P2" style:family="paragraph" style:parent-style-name="Standard">
      <style:paragraph-properties fo:text-align="justify" style:justify-single-word="false"/>
      <style:text-properties officeooo:rsid="001d461c" officeooo:paragraph-rsid="001d461c"/>
    </style:style>
    <style:style style:name="P3" style:family="paragraph" style:parent-style-name="Standard">
      <style:paragraph-properties fo:text-align="center" style:justify-single-word="false"/>
      <style:text-properties officeooo:rsid="001f1881" officeooo:paragraph-rsid="001f18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1881" officeooo:paragraph-rsid="001f18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ef79" officeooo:paragraph-rsid="001aef7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f1881" officeooo:paragraph-rsid="001f1881" style:font-weight-asian="normal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4a3b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27f985" officeooo:paragraph-rsid="0027f985" style:font-weight-asian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64a3b" officeooo:paragraph-rsid="00264a3b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27f985" officeooo:paragraph-rsid="0027f985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758a" officeooo:paragraph-rsid="002a758a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840d" officeooo:paragraph-rsid="002e840d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eb9fe" officeooo:paragraph-rsid="002eb9fe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053bc" officeooo:paragraph-rsid="0031aa83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39921" officeooo:paragraph-rsid="00339921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1aa83" officeooo:paragraph-rsid="0031aa83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af7" officeooo:paragraph-rsid="003d2af7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d2e92" officeooo:paragraph-rsid="003d2e92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efd9f" officeooo:paragraph-rsid="003efd9f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f2b21" officeooo:paragraph-rsid="003f2b21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28018" officeooo:paragraph-rsid="00428018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36756" officeooo:paragraph-rsid="00436756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433a8" officeooo:paragraph-rsid="004433a8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0f65" officeooo:paragraph-rsid="00460f65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6762" officeooo:paragraph-rsid="00466762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6a622" officeooo:paragraph-rsid="0046a622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1b17" officeooo:paragraph-rsid="00471b17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e204f" officeooo:paragraph-rsid="004e204f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f47ec" officeooo:paragraph-rsid="004f47ec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0dda0" officeooo:paragraph-rsid="0050dda0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233b7" officeooo:paragraph-rsid="0053f0de" style:font-size-asian="12pt" style:font-weight-asian="normal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weight="normal" officeooo:rsid="001f1881" officeooo:paragraph-rsid="001f1881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1f1881" officeooo:paragraph-rsid="001f1881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08eb" officeooo:paragraph-rsid="00206c84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1f1881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weight="normal" officeooo:rsid="00206c84" officeooo:paragraph-rsid="00206c84" style:font-weight-asian="normal" style:font-weight-complex="normal"/>
    </style:style>
    <style:style style:name="P4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06c84" officeooo:paragraph-rsid="00206c84" style:font-weight-asian="normal" style:font-weight-complex="normal"/>
    </style:style>
    <style:style style:name="P4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178c1" officeooo:paragraph-rsid="002178c1" style:font-weight-asian="normal" style:font-weight-complex="normal"/>
    </style:style>
    <style:style style:name="P4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3326f" officeooo:paragraph-rsid="0023326f" style:font-weight-asian="normal" style:font-weight-complex="normal"/>
    </style:style>
    <style:style style:name="P5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weight="normal" officeooo:rsid="00251312" officeooo:paragraph-rsid="00251312" style:font-weight-asian="normal" style:font-weight-complex="normal"/>
    </style:style>
    <style:style style:name="P5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weight="normal" officeooo:rsid="002657d8" officeooo:paragraph-rsid="002657d8" style:font-weight-asian="normal" style:font-weight-complex="normal"/>
    </style:style>
    <style:style style:name="P5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215e6d" officeooo:paragraph-rsid="00215e6d"/>
    </style:style>
    <style:style style:name="P5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2657d8" officeooo:paragraph-rsid="002657d8"/>
    </style:style>
    <style:style style:name="P5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abeb9" officeooo:paragraph-rsid="002abeb9" style:font-size-asian="12pt" style:font-weight-asian="normal" style:font-size-complex="12pt" style:font-weight-complex="normal"/>
    </style:style>
    <style:style style:name="P5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4a71a" officeooo:paragraph-rsid="0034a71a" style:font-size-asian="12pt" style:font-weight-asian="normal" style:font-size-complex="12pt" style:font-weight-complex="normal"/>
    </style:style>
    <style:style style:name="P5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6015f" officeooo:paragraph-rsid="0036015f" style:font-size-asian="12pt" style:font-weight-asian="normal" style:font-size-complex="12pt" style:font-weight-complex="normal"/>
    </style:style>
    <style:style style:name="P5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77009" officeooo:paragraph-rsid="00377009" style:font-size-asian="12pt" style:font-weight-asian="normal" style:font-size-complex="12pt" style:font-weight-complex="normal"/>
    </style:style>
    <style:style style:name="P59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868ac" officeooo:paragraph-rsid="003868ac" style:font-size-asian="12pt" style:font-weight-asian="normal" style:font-size-complex="12pt" style:font-weight-complex="normal"/>
    </style:style>
    <style:style style:name="P6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157" officeooo:paragraph-rsid="003a9157" style:font-size-asian="12pt" style:font-weight-asian="normal" style:font-size-complex="12pt" style:font-weight-complex="normal"/>
    </style:style>
    <style:style style:name="P61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a9cc0" officeooo:paragraph-rsid="003a9cc0" style:font-size-asian="12pt" style:font-weight-asian="normal" style:font-size-complex="12pt" style:font-weight-complex="normal"/>
    </style:style>
    <style:style style:name="P62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3c057f" officeooo:paragraph-rsid="003c057f" style:font-size-asian="12pt" style:font-weight-asian="normal" style:font-size-complex="12pt" style:font-weight-complex="normal"/>
    </style:style>
    <style:style style:name="P63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10c7e" officeooo:paragraph-rsid="00410c7e" style:font-size-asian="12pt" style:font-weight-asian="normal" style:font-size-complex="12pt" style:font-weight-complex="normal"/>
    </style:style>
    <style:style style:name="P64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79a65" officeooo:paragraph-rsid="00479a65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4c7ca2" officeooo:paragraph-rsid="004c7ca2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6475" officeooo:paragraph-rsid="00556475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5fde4" officeooo:paragraph-rsid="0055fde4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70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5692f3" officeooo:paragraph-rsid="005692f3" style:font-size-asian="12pt" style:font-weight-asian="normal" style:font-size-complex="12pt" style:font-weight-complex="normal"/>
    </style:style>
    <style:style style:name="P7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2abeb9" officeooo:paragraph-rsid="002abeb9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5e05fc"/>
    </style:style>
    <style:style style:name="P73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96a60" officeooo:paragraph-rsid="00496a60"/>
    </style:style>
    <style:style style:name="P74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a64c7" officeooo:paragraph-rsid="004a64c7"/>
    </style:style>
    <style:style style:name="P75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rsid="004bf397" officeooo:paragraph-rsid="004bf397"/>
    </style:style>
    <style:style style:name="P76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602abd" officeooo:paragraph-rsid="00602abd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604848" officeooo:paragraph-rsid="00604848"/>
    </style:style>
    <style:style style:name="P78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officeooo:rsid="00604848" officeooo:paragraph-rsid="00604848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6130be" officeooo:paragraph-rsid="006130be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61be20" officeooo:paragraph-rsid="0061be20"/>
    </style:style>
    <style:style style:name="P81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officeooo:rsid="0061be20" officeooo:paragraph-rsid="0061be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6c84" style:font-weight-asian="normal" style:font-weight-complex="normal"/>
    </style:style>
    <style:style style:name="T5" style:family="text">
      <style:text-properties fo:font-weight="normal" officeooo:rsid="002657d8" style:font-weight-asian="normal" style:font-weight-complex="normal"/>
    </style:style>
    <style:style style:name="T6" style:family="text">
      <style:text-properties fo:font-weight="normal" officeooo:rsid="0027f985" style:font-weight-asian="normal" style:font-weight-complex="normal"/>
    </style:style>
    <style:style style:name="T7" style:family="text">
      <style:text-properties fo:font-weight="normal" officeooo:rsid="00295699" style:font-weight-asian="normal" style:font-weight-complex="normal"/>
    </style:style>
    <style:style style:name="T8" style:family="text">
      <style:text-properties officeooo:rsid="0023326f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c3dc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479a65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4a64c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4aa4b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4c7ca2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5e05f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language="la" fo:country="VA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officeooo:rsid="0031aa83"/>
    </style:style>
    <style:style style:name="T19" style:family="text">
      <style:text-properties officeooo:rsid="003dcd13"/>
    </style:style>
    <style:style style:name="T20" style:family="text">
      <style:text-properties officeooo:rsid="00408eed"/>
    </style:style>
    <style:style style:name="T21" style:family="text">
      <style:text-properties officeooo:rsid="00436930"/>
    </style:style>
    <style:style style:name="T22" style:family="text">
      <style:text-properties officeooo:rsid="0050dda0"/>
    </style:style>
    <style:style style:name="T23" style:family="text">
      <style:text-properties officeooo:rsid="0059114c"/>
    </style:style>
    <style:style style:name="T24" style:family="text">
      <style:text-properties officeooo:rsid="0059e14d"/>
    </style:style>
    <style:style style:name="T25" style:family="text">
      <style:text-properties officeooo:rsid="005c6fcf"/>
    </style:style>
    <style:style style:name="T26" style:family="text">
      <style:text-properties officeooo:rsid="005e8d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равоведение</text:p>
      <text:p text:style-name="P1">Виноградова Татьяна Станиславовна</text:p>
      <text:p text:style-name="P1"/>
      <text:p text:style-name="P2">Методические указания хорошо брать на контрольные. </text:p>
      <text:p text:style-name="P2"/>
      <text:p text:style-name="P3">1 лекция</text:p>
      <text:p text:style-name="P4">Понятие и сущность права</text:p>
      <text:p text:style-name="P6">Дать точное определение нельзя. </text:p>
      <text:p text:style-name="P6"/>
      <text:p text:style-name="P42"><text:span text:style-name="T1">Право</text:span> — совокупность признаваемых обществом общеобязательных правил поведения санкционированных и охраняемых государством, которые выступают нормативным регулятором общественных отношений.</text:p>
      <text:p text:style-name="P43">Право и правила — синонимы. </text:p>
      <text:p text:style-name="P43"/>
      <text:p text:style-name="P43">Правила устанавливаются только для двух видов субъектов — физические и юридические лица.</text:p>
      <text:p text:style-name="P43">Субъектом является только человек, а юридические лица — сообщества людей.</text:p>
      <text:p text:style-name="P43"/>
      <text:p text:style-name="P43">Государство — система органов. В государстве есть законодательный орган, у нас — законодательное собрание. </text:p>
      <text:p text:style-name="P43"/>
      <text:p text:style-name="P44">Право <text:span text:style-name="T2">должно быть</text:span> <text:span text:style-name="T8">реально действующим</text:span> инструментом.</text:p>
      <text:p text:style-name="P46">Нормы права — лишь один из видов правового регулирования, государство — искусственно построенный институт на определенной территорией.</text:p>
      <text:p text:style-name="P44"/>
      <text:p text:style-name="P46"><text:span text:style-name="T1">Социальные нормы</text:span> — взаимосвязанная совокупность правил, регулирующих поведение людей и деятельность организованных сообществ.</text:p>
      <text:p text:style-name="P46">Признаками социальных норм — они идут не от государства. </text:p>
      <text:p text:style-name="P45"/>
      <text:p text:style-name="P45"/>
      <text:p text:style-name="P46">Некоторые виды социальных норм:</text:p>
      <text:list xml:id="list6303404028578495331" text:style-name="L1">
        <text:list-item>
          <text:p text:style-name="P47">Нормы морали</text:p>
        </text:list-item>
        <text:list-item>
          <text:p text:style-name="P52"><text:span text:style-name="T4">н</text:span><text:span text:style-name="T3">ормы обычаев, традиций и ритуалов</text:span></text:p>
        </text:list-item>
        <text:list-item>
          <text:p text:style-name="P48">нормы общественных образований</text:p>
        </text:list-item>
        <text:list-item>
          <text:p text:style-name="P49">религиозные нормы</text:p>
        </text:list-item>
        <text:list-item>
          <text:p text:style-name="P50">социально-технические нормы</text:p>
        </text:list-item>
      </text:list>
      <text:p text:style-name="P7"/>
      <text:p text:style-name="P12"><text:span text:style-name="T3">Право не тождественно закон, понятие право более широкое, чем закон. </text:span><text:span text:style-name="T5">Закон — всегда документ. </text:span></text:p>
      <text:p text:style-name="P8"/>
      <text:p text:style-name="P10">Основные правовые системы</text:p>
      <text:list xml:id="list7737320208494972581" text:style-name="L2">
        <text:list-item>
          <text:p text:style-name="P53"><text:span text:style-name="T3">Романно-германская правовая система (возникла в Риме, писание законов, обязательно была основа правовой системы — Конституция, основы конституции расширяются, система права разделена на отрасли, </text:span><text:span text:style-name="T7">система строится сверху вниз</text:span><text:span text:style-name="T3">) </text:span><text:span text:style-name="T6">(Россия, Франция, Германия и страны, которые находятся на континенте)</text:span></text:p>
        </text:list-item>
        <text:list-item>
          <text:p text:style-name="P53"><text:span text:style-name="T3">Англо-саксонская правовая система</text:span><text:span text:style-name="T7"> (в основе данной системе лежало прецедентное право, созданное судами) (снизу вверх)</text:span></text:p>
        </text:list-item>
        <text:list-item>
          <text:p text:style-name="P51">Система религиозного и традиционного права</text:p>
        </text:list-item>
      </text:list>
      <text:p text:style-name="P9"/>
      <text:p text:style-name="P11">Мы семья романно-германского права</text:p>
      <text:p text:style-name="P13"><text:span text:style-name="T9">Прецеде́нт (от </text:span><text:a xlink:type="simple" xlink:href="https://ru.wikipedia.org/wiki/Латинский_язык" text:style-name="Internet_20_link" text:visited-style-name="Visited_20_Internet_20_Link">лат.</text:a><text:span text:style-name="T17"> </text:span><text:span text:style-name="T16">Praecedens </text:span><text:span text:style-name="T9">«предшествующий») — случай или событие, имевшее место в прошлом и служащее примером или основанием для последующих действий в настоящем.</text:span></text:p>
      <text:p text:style-name="P14"><text:soft-page-break/>Источники права:</text:p>
      <text:list xml:id="list7575586795821390832" text:style-name="L3">
        <text:list-item>
          <text:p text:style-name="P54">нормативный правовой акт (документ, который устанавливает правовые нормы)</text:p>
        </text:list-item>
        <text:list-item>
          <text:p text:style-name="P54">правовой обычай (нормативный документ, который был до и впоследствии стал узаконен)</text:p>
        </text:list-item>
        <text:list-item>
          <text:p text:style-name="P71"><text:span text:style-name="T9">правовая доктрина </text:span><text:span text:style-name="T10">(труды известных юристов)</text:span></text:p>
        </text:list-item>
        <text:list-item>
          <text:p text:style-name="P54">религиозные тексты</text:p>
        </text:list-item>
        <text:list-item>
          <text:p text:style-name="P71"><text:span text:style-name="T9">договор нормативного содержания </text:span><text:span text:style-name="T10">(соглашение между субъектами права творчества)</text:span></text:p>
        </text:list-item>
        <text:list-item>
          <text:p text:style-name="P54">судебный прецедент </text:p>
        </text:list-item>
      </text:list>
      <text:p text:style-name="P15"/>
      <text:p text:style-name="P16">Сфера правового регулирования — область потенциальных правовых отношений, она шире чем сфера действия закона. Пределы правового регулирования обусловленны культурой и цивилизованностью общества. </text:p>
      <text:p text:style-name="P16"/>
      <text:p text:style-name="P16">Предмет правового регулирования — те разновидности общественных отношений, которые объективно могут быть урегулированы правом и требуют юридического воздействия.</text:p>
      <text:p text:style-name="P16"/>
      <text:p text:style-name="P17">Метод правового регулирования — это совокупность юридических способов (обязывание, дозволение, запрещение) с помощью которых формулируется юридическое правило.</text:p>
      <text:p text:style-name="P17"/>
      <text:p text:style-name="P18">Сочетание основных способов образует специфические методы праввового регулирования: интеративный <text:s/>и диспозитивный.</text:p>
      <text:p text:style-name="P18"/>
      <text:p text:style-name="P20">Интеративный — строго обязательный.</text:p>
      <text:p text:style-name="P18"><text:span text:style-name="T18">Диспозитивный — представляющий самостоятельность в выборе </text:span><text:s/><text:span text:style-name="T18">того или иного варианта поведения участника регулируемых отношений. </text:span></text:p>
      <text:p text:style-name="P18"/>
      <text:p text:style-name="P19">Нормы права — признаваемое и охраняемое государством общеобязательное правило, содержащее права и обязанности участников регулируемых отношений.</text:p>
      <text:p text:style-name="P19"/>
      <text:p text:style-name="P21">Полное представление о норме права возможно только после уяснения трех элементов ее состава:</text:p>
      <text:list xml:id="list8573034170429480999" text:style-name="L4">
        <text:list-item>
          <text:p text:style-name="P55">гипотеза — определяет перечень условий при которых следует руководствоваться данной нормой</text:p>
        </text:list-item>
        <text:list-item>
          <text:p text:style-name="P55">диспозиция — суть и содержание правила поведения, права и обязанности сторон</text:p>
        </text:list-item>
        <text:list-item>
          <text:p text:style-name="P55">Санкция — определяет меры юридической ответственности за нарушение условий диспозиции</text:p>
        </text:list-item>
      </text:list>
      <text:p text:style-name="P21"/>
      <text:p text:style-name="P22">Способы изложения правовых норм:</text:p>
      <text:list xml:id="list6382434138534084151" text:style-name="L5">
        <text:list-item>
          <text:p text:style-name="P56">Прямой — гипотеза, диспозиция, санкция по порядку</text:p>
        </text:list-item>
        <text:list-item>
          <text:p text:style-name="P56">Отсылочный (ссылочный) — когда в статье нормативного правового акта отсутствует один из элементов нправовой нормы, но имеется отсылка к другой части или статье этого же документа для ее восполнения.</text:p>
        </text:list-item>
        <text:list-item>
          <text:p text:style-name="P57">Бланкетный — когда в статье нормативного правового акта отсутствует один из элементов нормы (санкция) и нет указания к ее восполнению</text:p>
        </text:list-item>
      </text:list>
      <text:p text:style-name="P23"/>
      <text:p text:style-name="P23">Иерархия нормативных правовых актов Российской Федерации</text:p>
      <text:list xml:id="list6005123354929012845" text:style-name="L6">
        <text:list-item>
          <text:p text:style-name="P58">нормы международного права</text:p>
        </text:list-item>
        <text:list-item>
          <text:p text:style-name="P59">конституция РФ 1993 года</text:p>
        </text:list-item>
        <text:list-item>
          <text:p text:style-name="P59">Федеральный конституционный закон</text:p>
        </text:list-item>
        <text:list-item>
          <text:p text:style-name="P60">Федеральный закон, закон РФ, кодексы, воинский устав</text:p>
        </text:list-item>
      </text:list>
      <text:p text:style-name="P24">Подзаконные акты:</text:p>
      <text:list xml:id="list185337866231570" text:continue-numbering="true" text:style-name="L6">
        <text:list-item>
          <text:p text:style-name="P61"><text:soft-page-break/>указ президента</text:p>
        </text:list-item>
        <text:list-item>
          <text:p text:style-name="P61">постановление правительства</text:p>
        </text:list-item>
        <text:list-item>
          <text:p text:style-name="P62">локальные правовые акты: приказы минестерств, ведомств, федеральных служб, органов местного самоуправления, организаций и прочее</text:p>
        </text:list-item>
      </text:list>
      <text:p text:style-name="P25"/>
      <text:p text:style-name="P26">Действие нормативных правовых актов — обязательность его исполнения в течение определенного времени на определенной территории</text:p>
      <text:p text:style-name="P26"/>
      <text:p text:style-name="P27">Нормативно правовые акты распространяют свое действие только на те отношения, которые возникли после его вступления в силу. <text:span text:style-name="T19">Закон обратной силы не имеет.</text:span></text:p>
      <text:p text:style-name="P27"/>
      <text:p text:style-name="P27"/>
      <text:p text:style-name="P28">Правоотношение</text:p>
      <text:p text:style-name="P29">Правоотношение — такое общественное отношение, в котором стороны на основе норм права связаны взаимными юридическими правами и обязанностями, <text:span text:style-name="T20">охраняемыми государством. </text:span></text:p>
      <text:p text:style-name="P30">Как конкретное общественное отношение, обличенное в правоввую форму правоотношение состоит из трех элементов:</text:p>
      <text:list xml:id="list27210650192245271" text:style-name="L7">
        <text:list-item>
          <text:p text:style-name="P63">субъекты</text:p>
        </text:list-item>
        <text:list-item>
          <text:p text:style-name="P63">объект</text:p>
        </text:list-item>
        <text:list-item>
          <text:p text:style-name="P63">содержание правоотношения</text:p>
        </text:list-item>
      </text:list>
      <text:p text:style-name="P30"/>
      <text:p text:style-name="P30">Субъекты — физ и юр лица, которые, на момент вступления в отношения должны обладать правоспособностью и дееспособностью.</text:p>
      <text:p text:style-name="P30"/>
      <text:p text:style-name="P31">Правоспособность — способность лица иметь определенные права и обязанности.</text:p>
      <text:p text:style-name="P31"/>
      <text:p text:style-name="P32">Правоспособность юридического лица возникает в момент его регистрации и прекращается моментом ликвидаци<text:span text:style-name="T21">и. Бывает общая и специальная.</text:span></text:p>
      <text:p text:style-name="P32"/>
      <text:p text:style-name="P33">Правоспособность физического лица по общему правилу возникает в момент рождения человека и прекращается моментом его смерти.</text:p>
      <text:p text:style-name="P33"/>
      <text:p text:style-name="P33"/>
      <text:p text:style-name="P34">Дееспособность — способность лица своими действиями осуществлять, реализовывать принадлежащие ему юридические права и обязанности. </text:p>
      <text:p text:style-name="P34"/>
      <text:p text:style-name="P35">Дееспособнотсь юридического лица возникает и существует одновременно с правоспособностью.</text:p>
      <text:p text:style-name="P35"/>
      <text:p text:style-name="P36">Дееспособность физического лица в сиду естественных причичн не совпадает с его правоспособностью. </text:p>
      <text:p text:style-name="P36"/>
      <text:p text:style-name="P37">Основания возникновения дееспособности — это возраст, состояние здоровья, родство и законопослушность. </text:p>
      <text:p text:style-name="P37"/>
      <text:list xml:id="list2929855978609596745" text:style-name="L8">
        <text:list-item>
          <text:p text:style-name="P64">От 0 до 6 лет человек полностью недееспособен. </text:p>
        </text:list-item>
        <text:list-item>
          <text:p text:style-name="P73"><text:span text:style-name="T11">О</text:span><text:span text:style-name="T9">т 6 до 14 лет период неполной дееспособности малолетних </text:span><text:span text:style-name="T12">(могут самостоятельно совершать мелкие бытовые сделки; давать согласие на получение подарков, не требующих регистрации)</text:span></text:p>
        </text:list-item>
        <text:list-item>
          <text:p text:style-name="P74"><text:span text:style-name="T9">От 14 до 18 лет — </text:span><text:span text:style-name="T13">период неполной дееспособности </text:span><text:span text:style-name="T14">несовершеннолетних.</text:span></text:p>
        </text:list-item>
        <text:list-item>
          <text:p text:style-name="P75"><text:span text:style-name="T13">1</text:span><text:span text:style-name="T9">8 лет — полная дееспособность.</text:span></text:p>
        </text:list-item>
      </text:list>
      <text:p text:style-name="P65"><text:soft-page-break/>Суд на основании злоупотребления алкоголя, наркотиками, азартными играми + причинение ущерба семейному бюджету может ограничить гражданина в дееспособности и назначить ему попечителя. </text:p>
      <text:p text:style-name="P27"/>
      <text:p text:style-name="P27"/>
      <text:p text:style-name="P27"/>
      <text:list xml:id="list185338125662228" text:continue-list="list185337866231570" text:style-name="L6">
        <text:list-header>
          <text:p text:style-name="P62"/>
        </text:list-header>
      </text:list>
      <text:p text:style-name="P38">Суд на основании психического заболевания может лишить гражданина дееспособности и назначить ему опекуна. </text:p>
      <text:p text:style-name="P38"/>
      <text:p text:style-name="P39">Эмансипация — досрочное обретение дееспособности в возрасте от 16 до 18 лет на основании индивидуального предпринимательства, работы по трудовому договору, вступлению в брак.</text:p>
      <text:p text:style-name="P39"/>
      <text:p text:style-name="P39">Деликтоспособность — способность самостоятеьлно нести ответственность за <text:span text:style-name="T22">причиненный</text:span> вред.</text:p>
      <text:p text:style-name="P39"/>
      <text:p text:style-name="P39"/>
      <text:p text:style-name="P40">Объект правоотношения — то, на что нацелены интересы сторон. Это блага, право, имущество, работа, услуга, действие, то, на что нацелены интересы сторон. </text:p>
      <text:p text:style-name="P40"/>
      <text:p text:style-name="P41">Содержание правоотношения — совокупность прав и обязанностей субъекта. </text:p>
      <text:p text:style-name="P41">Субъективное право — это мера возможного поведения субъекта. </text:p>
      <text:p text:style-name="P41">Юридическая обязанность — это мера должного поведения субъекта. </text:p>
      <text:p text:style-name="P41"/>
      <text:p text:style-name="P66">Юридические факты.</text:p>
      <text:p text:style-name="P66"/>
      <text:p text:style-name="P66"/>
      <text:p text:style-name="P67">Правонарушения</text:p>
      <text:p text:style-name="P68">Правонарушение — общественно вредное (общественно опасное), противоправное, виновное деяние деликтоспособного субъекта влекущее юридическую ответственность. </text:p>
      <text:p text:style-name="P68"/>
      <text:p text:style-name="P69">Для понимания сущности правонарушения необходимо сформировать его <text:span text:style-name="T23">ю</text:span>ридический состав:</text:p>
      <text:list xml:id="list6028253672600059399" text:style-name="L9">
        <text:list-item>
          <text:p text:style-name="P70">объективная сторона правонарушения — само противоправное действие или бездействие, причиненный вред, связь между вредом и деянием.</text:p>
        </text:list-item>
        <text:list-item>
          <text:p text:style-name="P70">объект правонарушения — <text:span text:style-name="T24">те общественные отношения, на которые посягает правонарушитель. Посягательство на блага, права, интересы, то, что реально пострадало. </text:span></text:p>
        </text:list-item>
        <text:list-item>
          <text:p text:style-name="P70">субъективная сторона правонарушения — <text:span text:style-name="T25">определение того, что в момент совершения действия находились под контролем воли и сознания правонарушителя; устанавливаются цель, мотив, форма вины. </text:span></text:p>
        </text:list-item>
        <text:list-item>
          <text:p text:style-name="P70">субъект правонарушения — <text:span text:style-name="T26">должен быть деликтоспособен.</text:span></text:p>
        </text:list-item>
      </text:list>
      <text:p text:style-name="P69"/>
      <text:p text:style-name="P69"/>
      <text:p text:style-name="P72"><text:span text:style-name="T15">Вина: умысел (прямой и косвенный), неосторожность (небрежность, самонадеянность).</text:span></text:p>
      <text:p text:style-name="P72"><text:span text:style-name="T15"/></text:p>
      <text:p text:style-name="P76"><text:span text:style-name="T15">В</text:span><text:span text:style-name="T9">иды правонарушений</text:span></text:p>
      <text:p text:style-name="P77"><text:span text:style-name="T9">Виды правонарушений:</text:span></text:p>
      <text:list xml:id="list4192031105200228656" text:style-name="L10">
        <text:list-item>
          <text:p text:style-name="P78"><text:span text:style-name="T9">Преступления — виновное противоправное деяние. Запрещенное уголовным законом</text:span></text:p>
        </text:list-item>
        <text:list-item>
          <text:p text:style-name="P78"><text:span text:style-name="T9">Проступки — неприступное правонарушение, во всех отраслях права, кроме уголовного. </text:span></text:p>
        </text:list-item>
      </text:list>
      <text:p text:style-name="P79"><text:soft-page-break/><text:span text:style-name="T9">Юридическая ответственность — обязанность лица претерпивать меры государственного принуждения, предусмотренные законом за совершенные правонарушения.</text:span></text:p>
      <text:p text:style-name="P79"><text:span text:style-name="T9"/></text:p>
      <text:p text:style-name="P80"><text:span text:style-name="T9">Юридическая ответственность:</text:span></text:p>
      <text:list xml:id="list133727309053499020" text:style-name="L11">
        <text:list-item>
          <text:p text:style-name="P81"><text:span text:style-name="T9">Уголовная ответственность</text:span></text:p>
        </text:list-item>
        <text:list-item>
          <text:p text:style-name="P81"><text:span text:style-name="T9">Административная ответственность</text:span></text:p>
        </text:list-item>
        <text:list-item>
          <text:p text:style-name="P81"><text:span text:style-name="T9">Гражданско-правовая ответственность</text:span></text:p>
        </text:list-item>
        <text:list-item>
          <text:p text:style-name="P81"><text:span text:style-name="T9">Правовая ответственность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7:35:20.303440640</meta:creation-date>
    <dc:date>2018-10-04T18:36:00.167384113</dc:date>
    <meta:editing-duration>PT4H16M42S</meta:editing-duration>
    <meta:editing-cycles>66</meta:editing-cycles>
    <meta:generator>LibreOffice/5.1.6.2$Linux_X86_64 LibreOffice_project/10m0$Build-2</meta:generator>
    <meta:document-statistic meta:table-count="0" meta:image-count="0" meta:object-count="0" meta:page-count="5" meta:paragraph-count="107" meta:word-count="1009" meta:character-count="8473" meta:non-whitespace-character-count="7542"/>
  </office:meta>
</office:document-meta>
</file>